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>
      <style:paragraph-properties fo:break-before="auto" fo:break-after="auto"/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Aplicaciones Ofimáticas (Office Applications)</text:span><text:span text:style-name="T2"><text:line-break/></text:span><text:span text:style-name="T3">UD 01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5"><text:span text:style-name="T6">UD01. Glossary</text:span></text:p>
      <text:list xml:id="list2252047714" text:style-name="WWNum2">
        <text:list-item>
          <text:p text:style-name="P16"><text:bookmark text:name="_dbh0n1vac4c8"/>Glossary</text:p>
        </text:list-item>
      </text:list>
      <text:list xml:id="list993075597" text:style-name="WWNum1">
        <text:list-item>
          <text:p text:style-name="P10"><text:span text:style-name="T8">Entrega de actividades:</text:span></text:p>
          <text:list>
            <text:list-item>
              <text:p text:style-name="P12"><text:span text:style-name="T8">To deliver: </text:span>entregar.</text:p>
            </text:list-item>
            <text:list-item>
              <text:p text:style-name="P12"><text:span text:style-name="T8">To submit:</text:span> enviar (un fichero, un trabajo, etc.)<text:span text:style-name="T8">.</text:span></text:p>
            </text:list-item>
            <text:list-item>
              <text:p text:style-name="P12"><text:span text:style-name="T8">To summarize:</text:span> resumir un texto<text:span text:style-name="T8">.</text:span></text:p>
            </text:list-item>
            <text:list-item>
              <text:p text:style-name="P12"><text:span text:style-name="T8">Deadline: </text:span>fecha límite (generalmente, usado para una entrega).</text:p>
            </text:list-item>
            <text:list-item>
              <text:p text:style-name="P12"><text:span text:style-name="T8">Name/To name</text:span>: “name” es simplemente “nombre”, pese a que puede aparecer “name” como imperativo del verbo “to name”. “To name” es el verbo nombrar.</text:p>
              <text:list>
                <text:list-item>
                  <text:p text:style-name="P13">En algunos ejercicios aparece “Name” como imperativo y significa que el ejercicio te pide nombrar cosas.</text:p>
                </text:list-item>
              </text:list>
            </text:list-item>
            <text:list-item>
              <text:p text:style-name="P12"><text:span text:style-name="T8">At least</text:span>: al menos.</text:p>
            </text:list-item>
            <text:list-item>
              <text:p text:style-name="P12"><text:span text:style-name="T8">At most</text:span>: como máximo.</text:p>
            </text:list-item>
            <text:list-item>
              <text:p text:style-name="P12"><text:span text:style-name="T8">To provide:</text:span> proveer, proporcionar.</text:p>
            </text:list-item>
            <text:list-item>
              <text:p text:style-name="P12"><text:span text:style-name="T8">To upload</text:span>: cargar, subir un fichero a un sitio web/aplicación web.</text:p>
            </text:list-item>
          </text:list>
        </text:list-item>
        <text:list-item>
          <text:p text:style-name="P11"><text:soft-page-break/><text:span text:style-name="T8">Elementos técnicos:</text:span></text:p>
          <text:list>
            <text:list-item>
              <text:p text:style-name="P12"><text:span text:style-name="T8">Office suite:</text:span> suite de ofimática, conjunto de programas de ofimática.</text:p>
            </text:list-item>
            <text:list-item>
              <text:p text:style-name="P12"><text:span text:style-name="T8">Word</text:span> <text:span text:style-name="T8">processor</text:span>: procesador de texto (tipo Word, Writer, etc.).</text:p>
            </text:list-item>
            <text:list-item>
              <text:p text:style-name="P12"><text:span text:style-name="T8">Spreadsheet</text:span>: hoja de cálculo (tipo Excel, Calc, etc.).</text:p>
            </text:list-item>
            <text:list-item>
              <text:p text:style-name="P12"><text:span text:style-name="T8">Presentation program:</text:span> <text:s/>programa para realizar presentaciones (tipo Powerpoint, Impress, etc.).</text:p>
            </text:list-item>
            <text:list-item>
              <text:p text:style-name="P12"><text:span text:style-name="T8">Computer</text:span>: computadora, ordenador. Habitualmente, también se le llama PC que son las siglas de “Personal Computer” (ordenador personal).</text:p>
              <text:list>
                <text:list-item>
                  <text:p text:style-name="P13"><text:a xlink:type="simple" xlink:href="https://www.dictionary.com/browse/computer" text:style-name="ListLabel_20_10" text:visited-style-name="ListLabel_20_10"><text:span text:style-name="T11">https://www.dictionary.com/browse/computer</text:span></text:a></text:p>
                </text:list-item>
              </text:list>
            </text:list-item>
            <text:list-item>
              <text:p text:style-name="P12"><text:span text:style-name="T8">File</text:span>: fichero usedo en la computadora (pueden contener texto, audio, video, programas, videojuegos, y un largo etc.).</text:p>
              <text:list>
                <text:list-item>
                  <text:p text:style-name="P13"><text:a xlink:type="simple" xlink:href="https://www.dictionary.com/browse/file" text:style-name="ListLabel_20_10" text:visited-style-name="ListLabel_20_10"><text:span text:style-name="T11">https://www.dictionary.com/browse/file</text:span></text:a></text:p>
                </text:list-item>
              </text:list>
            </text:list-item>
            <text:list-item>
              <text:p text:style-name="P12"><text:span text:style-name="T8">Link</text:span>: enlace, vínculo. Generalmente en informática lo usamos como enlace a un lugar accesible mediante el navegador (una web, un fichero, etc.).</text:p>
              <text:list>
                <text:list-item>
                  <text:p text:style-name="P13"><text:a xlink:type="simple" xlink:href="https://www.linguee.es/ingles-espanol/traduccion/link.html" text:style-name="ListLabel_20_10" text:visited-style-name="ListLabel_20_10"><text:span text:style-name="T11">https://www.linguee.es/ingles-espanol/traduccion/link.html</text:span></text:a></text:p>
                </text:list-item>
              </text:list>
            </text:list-item>
            <text:list-item>
              <text:p text:style-name="P12"><text:span text:style-name="T8">Trust/trusthworthy: </text:span>confiar/de confianza.</text:p>
            </text:list-item>
            <text:list-item>
              <text:p text:style-name="P12"><text:span text:style-name="T8">Short/long term</text:span>: corto/largo plazo.</text:p>
            </text:list-item>
            <text:list-item>
              <text:p text:style-name="P12"><text:span text:style-name="T8">Ergonomics</text:span>: ergonomía, estudio de las condiciones de adaptación de un lugar de trabajo, una máquina, un vehículo, etc., a las características físicas y psicológicas del trabajador o el usuario.</text:p>
              <text:list>
                <text:list-item>
                  <text:p text:style-name="P13"><text:a xlink:type="simple" xlink:href="https://www.dictionary.com/browse/ergonomics" text:style-name="ListLabel_20_10" text:visited-style-name="ListLabel_20_10"><text:span text:style-name="T11">https://www.dictionary.com/browse/ergonomics</text:span></text:a></text:p>
                </text:list-item>
              </text:list>
            </text:list-item>
            <text:list-item>
              <text:p text:style-name="P12"><text:span text:style-name="T8">Cheat sheet: </text:span>“hoja de trucos”, generalmente una hoja (a veces más) donde se resumen cosas útiles con una tarea (opciones, comandos, atajos de teclado, etc.).</text:p>
              <text:list>
                <text:list-item>
                  <text:p text:style-name="P13"><text:a xlink:type="simple" xlink:href="https://www.dictionary.com/browse/cheat-sheet" text:style-name="ListLabel_20_10" text:visited-style-name="ListLabel_20_10"><text:span text:style-name="T11">https://www.dictionary.com/browse/cheat-sheet</text:span></text:a></text:p>
                </text:list-item>
              </text:list>
            </text:list-item>
            <text:list-item>
              <text:p text:style-name="P12"><text:span text:style-name="T8">To search:</text:span> acción de buscar. Se aplica entre otras acepciones a las búsquedas realizadas en un motor de búsqueda.</text:p>
              <text:list>
                <text:list-item>
                  <text:p text:style-name="P13"><text:a xlink:type="simple" xlink:href="https://www.dictionary.com/browse/search" text:style-name="ListLabel_20_10" text:visited-style-name="ListLabel_20_10"><text:span text:style-name="T11">https://www.dictionary.com/browse/search</text:span></text:a></text:p>
                </text:list-item>
              </text:list>
            </text:list-item>
            <text:list-item>
              <text:p text:style-name="P12"><text:span text:style-name="T8">Search engine</text:span>: motor de búsqueda.</text:p>
              <text:list>
                <text:list-item>
                  <text:p text:style-name="P13"><text:a xlink:type="simple" xlink:href="https://www.dictionary.com/browse/search-engine" text:style-name="ListLabel_20_10" text:visited-style-name="ListLabel_20_10"><text:span text:style-name="T11">https://www.dictionary.com/browse/search-engine</text:span></text:a></text:p>
                </text:list-item>
              </text:list>
            </text:list-item>
            <text:list-item>
              <text:p text:style-name="P12"><text:span text:style-name="T8">Website</text:span>: <text:s/>sitio web (o a veces llamado de manera más coloquial como página web, aunque página web realmente es una parte de un sitio web).</text:p>
              <text:list>
                <text:list-item>
                  <text:p text:style-name="P14"><text:a xlink:type="simple" xlink:href="https://www.linguee.es/ingles-espanol/traduccion/website.html" text:style-name="ListLabel_20_10" text:visited-style-name="ListLabel_20_10"><text:span text:style-name="T11">https://www.linguee.es/ingles-espanol/traduccion/website.html</text:span></text:a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1. Glossary</text:span></text:p>
      </style:header>
      <style:footer>
        <text:p text:style-name="MP4"><text:span text:style-name="MT1">Aplicaciones Ofimáticas (Office Applications)<text:tab/><text:tab/>UD01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42" meta:word-count="373" meta:character-count="2674" meta:non-whitespace-character-count="2373"/>
    <meta:generator>LibreOfficeDev/6.0.5.2$Linux_X86_64 LibreOffice_project/</meta:generator>
  </office:meta>
</office:document-meta>
</file>